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solid" svg:stroke-width="0.05cm" svg:stroke-color="#000000" draw:marker-start-width="0.38cm" draw:marker-end-width="0.38cm" draw:fill="none" draw:fill-color="#ffffff" fo:min-height="2.589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38cm" draw:marker-end-width="0.38cm" draw:fill="none" draw:fill-color="#ffffff" fo:min-height="1.7cm" fo:padding-top="0.15cm" fo:padding-bottom="0.15cm" fo:padding-left="0.275cm" fo:padding-right="0.27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color="#000000" draw:fill="solid" draw:fill-color="#ffffff" fo:min-height="0.7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15cm" svg:stroke-color="#ff0000" draw:marker-start-width="0.54cm" draw:marker-end="" draw:marker-end-width="0.54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line-height="100%" fo:text-align="center"/>
      <style:text-properties fo:font-family="FreeSans" style:font-family-generic="swiss" style:font-pitch="variable" fo:font-size="8pt" style:font-size-asian="8pt" style:font-size-complex="8pt"/>
    </style:style>
    <style:style style:name="P2" style:family="paragraph">
      <style:text-properties fo:font-family="FreeSans" style:font-family-generic="swiss" style:font-pitch="variable" fo:font-size="8pt" style:font-size-asian="8pt" style:font-size-complex="8pt"/>
    </style:style>
    <style:style style:name="P3" style:family="paragraph">
      <style:text-properties fo:font-family="FreeMono" style:font-family-generic="modern" style:font-pitch="fixed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family="FreeSans" style:font-family-generic="swiss" style:font-pitch="variable" fo:font-size="8pt" style:font-size-asian="8pt" style:font-size-complex="8pt"/>
    </style:style>
    <style:style style:name="T2" style:family="text">
      <style:text-properties fo:font-family="FreeMono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font-family="FreeMono" style:font-style-name="Normal" style:font-family-generic="modern" style:font-pitch="fixed" fo:font-size="8pt" fo:font-weight="bold" style:font-family-asian="FreeMono" style:font-style-name-asian="Normal" style:font-family-generic-asian="modern" style:font-pitch-asian="fixed" style:font-size-asian="8pt" style:font-weight-asian="bold" style:font-family-complex="FreeMono" style:font-style-name-complex="Normal" style:font-family-generic-complex="modern" style:font-pitch-complex="fixed" style:font-size-complex="8pt" style:font-weight-complex="bold"/>
    </style:style>
    <style:style style:name="T4" style:family="text">
      <style:text-properties fo:font-family="FreeMono" style:font-style-name="Normal" style:font-family-generic="modern" style:font-pitch="fixed" fo:font-size="8pt" fo:font-weight="bold" style:font-family-asian="FreeMono" style:font-style-name-asian="Normal" style:font-family-generic-asian="modern" style:font-pitch-asian="fixed" style:font-size-asian="8pt" style:font-weight-asian="bold" style:font-family-complex="FreeMono" style:font-style-name-complex="Normal" style:font-family-generic-complex="modern" style:font-pitch-complex="fixe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0.035cm" svg:height="0.071cm" svg:x="0cm" svg:y="-0.018cm" svg:viewBox="0 0 36 72" draw:points="18,72 0,72 0,0 36,0 36,72">
          <text:p/>
        </draw:polygon>
        <draw:frame draw:style-name="gr2" draw:text-style-name="P2" draw:layer="layout" svg:width="6cm" svg:height="1.75cm" svg:x="2.3cm" svg:y="3.25cm">
          <draw:text-box>
            <text:p text:style-name="P1"><text:span text:style-name="T1">Quellcode eines Programms, formuliert</text:span></text:p>
            <text:p text:style-name="P1"><text:span text:style-name="T1">in einer Programmiersprache:</text:span></text:p>
            <text:p text:style-name="P1"><text:span text:style-name="T1">für Menschen verständlich,</text:span></text:p>
            <text:p text:style-name="P1"><text:span text:style-name="T1">für Prozessoren nicht.</text:span></text:p>
          </draw:text-box>
        </draw:frame>
        <draw:frame draw:style-name="gr3" draw:text-style-name="P3" draw:id="id1" draw:layer="layout" svg:width="2cm" svg:height="2.889cm" svg:x="4.3cm" svg:y="5.611cm">
          <draw:text-box>
            <text:p text:style-name="P3"><text:span text:style-name="T2">01111111</text:span></text:p>
            <text:p text:style-name="P3"><text:span text:style-name="T2">01000101</text:span></text:p>
            <text:p text:style-name="P3"><text:span text:style-name="T2">01001100</text:span></text:p>
            <text:p text:style-name="P3"><text:span text:style-name="T2">01000110</text:span></text:p>
            <text:p text:style-name="P3"><text:span text:style-name="T2">00000001</text:span></text:p>
            <text:p text:style-name="P3"><text:span text:style-name="T2">00000001</text:span></text:p>
            <text:p text:style-name="P3"><text:span text:style-name="T2">00000001</text:span></text:p>
            <text:p text:style-name="P3"><text:span text:style-name="T2">00000000</text:span></text:p>
            <text:p text:style-name="P3"><text:span text:style-name="T2">...</text:span></text:p>
          </draw:text-box>
        </draw:frame>
        <draw:frame draw:style-name="gr2" draw:text-style-name="P2" draw:layer="layout" svg:width="6cm" svg:height="1.75cm" svg:x="2.3cm" svg:y="8.75cm">
          <draw:text-box>
            <text:p text:style-name="P1"><text:span text:style-name="T1">Ausführbares Programm in Maschinensprache (binärcodiert):</text:span></text:p>
            <text:p text:style-name="P1"><text:span text:style-name="T1">für Prozessoren verständlich,</text:span></text:p>
            <text:p text:style-name="P1"><text:span text:style-name="T1">für Menschen nicht.</text:span></text:p>
          </draw:text-box>
        </draw:frame>
        <draw:frame draw:style-name="gr4" draw:text-style-name="P3" draw:id="id2" draw:layer="layout" svg:width="6cm" svg:height="2.289cm" svg:x="2.3cm" svg:y="0.711cm">
          <draw:text-box>
            <text:p text:style-name="P3"><text:span text:style-name="T2">#include &lt;stdio.h&gt;</text:span></text:p>
            <text:p text:style-name="P3"><text:span text:style-name="T2"/></text:p>
            <text:p text:style-name="P3"><text:span text:style-name="T2">int main(int argc, char** argv)</text:span></text:p>
            <text:p text:style-name="P3"><text:span text:style-name="T2">{</text:span></text:p>
            <text:p text:style-name="P3"><text:span text:style-name="T2"><text:s text:c="4"/></text:span><text:span text:style-name="T2">printf(</text:span><text:span text:style-name="T3">"</text:span><text:span text:style-name="T2">hello, world!\n</text:span><text:span text:style-name="T4">"</text:span><text:span text:style-name="T2">);</text:span></text:p>
            <text:p text:style-name="P3"><text:span text:style-name="T2"><text:s text:c="4"/></text:span><text:span text:style-name="T2">return 0;</text:span></text:p>
            <text:p text:style-name="P3"><text:span text:style-name="T2">}</text:span></text:p>
          </draw:text-box>
        </draw:frame>
        <draw:connector draw:style-name="gr5" draw:text-style-name="P4" draw:layer="layout" draw:line-skew="-0.275cm" svg:x1="4.3cm" svg:y1="7.055cm" svg:x2="2.3cm" svg:y2="1.855cm" draw:start-shape="id1" draw:start-glue-point="3" draw:end-shape="id2" draw:end-glue-point="3" svg:d="m4300 7055h-2800v-5200h800">
          <text:p/>
        </draw:connector>
        <draw:connector draw:style-name="gr5" draw:text-style-name="P4" draw:layer="layout" svg:x1="8.3cm" svg:y1="1.855cm" svg:x2="6.3cm" svg:y2="7.055cm" draw:start-shape="id2" draw:start-glue-point="1" draw:end-shape="id1" draw:end-glue-point="1" svg:d="m8300 1855h525v5200h-2525">
          <text:p/>
        </draw:connector>
        <draw:frame draw:style-name="gr6" draw:text-style-name="P1" draw:layer="layout" svg:width="2.5cm" svg:height="1cm" svg:x="7.5cm" svg:y="4.5cm">
          <draw:text-box>
            <text:p text:style-name="P1"><text:span text:style-name="T1">Compiler</text:span></text:p>
            <text:p text:style-name="P1"><text:span text:style-name="T1">(Übersetzer)</text:span></text:p>
          </draw:text-box>
        </draw:frame>
        <draw:custom-shape draw:style-name="gr7" draw:text-style-name="P4" draw:layer="layout" svg:width="1cm" svg:height="2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cm" svg:y1="4.5cm" svg:x2="2cm" svg:y2="5.5cm">
          <text:p/>
        </draw:line>
        <draw:line draw:style-name="gr8" draw:text-style-name="P4" draw:layer="layout" svg:x1="2cm" svg:y1="4.5cm" svg:x2="1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000000" draw:marker-start-width="0.38cm" draw:marker-start-center="false" draw:marker-end="Arrow" draw:marker-end-width="0.38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 xmlns:dc="http://purl.org/dc/elements/1.1/">2014-01-11T01:01:40</dc:date>
    <dc:creator xmlns:dc="http://purl.org/dc/elements/1.1/">Stephan Kreutzer</dc:creator>
    <meta:document-statistic xmlns:meta="urn:oasis:names:tc:opendocument:xmlns:meta:1.0" meta:object-count="11"/>
    <meta:generator xmlns:meta="urn:oasis:names:tc:opendocument:xmlns:meta:1.0">OpenOffice.org/3.2$Linux OpenOffice.org_project/320m19$Build-9505</meta:generator>
  </office:meta>
</office:document-meta>
</file>